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0000000200DCBB09EB6290B3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officeooo:paragraph-rsid="001f3258"/>
    </style:style>
    <style:style style:name="P2" style:family="paragraph" style:parent-style-name="Heading_20_2">
      <style:paragraph-properties fo:text-align="center" style:justify-single-word="false"/>
      <style:text-properties fo:font-size="12pt" officeooo:paragraph-rsid="001f3258" style:font-size-asian="12pt" style:font-size-complex="12pt"/>
    </style:style>
    <style:style style:name="P3" style:family="paragraph" style:parent-style-name="Heading_20_2">
      <style:text-properties officeooo:paragraph-rsid="001f3258"/>
    </style:style>
    <style:style style:name="T1" style:family="text">
      <style:text-properties officeooo:rsid="001f3258"/>
    </style:style>
    <style:style style:name="T2" style:family="text">
      <style:text-properties officeooo:rsid="00222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2">Entrusted - </text:span><text:span text:style-name="T1">ODT </text:span><text:span text:style-name="T2">sample</text:span></text:h>
      <text:h text:style-name="P1" text:outline-level="2"><draw:frame draw:style-name="fr1" draw:name="Image1" text:anchor-type="char" svg:x="7.288cm" svg:y="0.893cm" svg:width="2.168cm" svg:height="2.168cm" draw:z-index="0"><draw:image xlink:href="Pictures/100000010000020000000200DCBB09EB6290B3D0.png" xlink:type="simple" xlink:show="embed" xlink:actuate="onLoad" draw:mime-type="image/png"/></draw:frame></text:h>
      <text:h text:style-name="P1" text:outline-level="2"/>
      <text:h text:style-name="P1" text:outline-level="2"/>
      <text:h text:style-name="P1" text:outline-level="2">What is Lorem Ipsum?</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h text:style-name="Heading_20_2" text:outline-level="2">Why do we use it?</text:h>
      <text:p text:style-name="Text_20_body">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h text:style-name="Heading_20_2" text:outline-level="2">Where does it come from?</text:h>
      <text:p text:style-name="Text_20_body">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 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5T07:06:33.891524603</meta:creation-date>
    <dc:date>2022-08-05T17:25:33.771118653</dc:date>
    <meta:editing-duration>PT5M58S</meta:editing-duration>
    <meta:editing-cycles>6</meta:editing-cycles>
    <meta:generator>LibreOffice/7.3.5.2$MacOSX_X86_64 LibreOffice_project/184fe81b8c8c30d8b5082578aee2fed2ea847c01</meta:generator>
    <meta:document-statistic meta:table-count="0" meta:image-count="1" meta:object-count="0" meta:page-count="1" meta:paragraph-count="7" meta:word-count="389" meta:character-count="2329" meta:non-whitespace-character-count="1947"/>
  </office:meta>
</office:document-meta>
</file>